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2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style-name="ce131"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style-name="ce131"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table:style-name="ce131"/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21:10:03.968587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19T21:10:07.126509623</dc:date>
    <meta:editing-duration>P4DT4H27M16S</meta:editing-duration>
    <meta:editing-cycles>371</meta:editing-cycles>
    <meta:generator>LibreOffice/5.1.6.2$Linux_X86_64 LibreOffice_project/10m0$Build-2</meta:generator>
    <meta:document-statistic meta:table-count="2" meta:cell-count="533" meta:object-count="0"/>
  </office:meta>
</office:document-meta>
</file>